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A5A4CAD47AE663BD.png" manifest:media-type="image/png"/>
  <manifest:file-entry manifest:full-path="Pictures/1000020100000280000001E083EB84F722ED8EC6.png" manifest:media-type="image/png"/>
  <manifest:file-entry manifest:full-path="Pictures/1000020100000280000001E0E3D44BA33D7DC5D0.png" manifest:media-type="image/png"/>
  <manifest:file-entry manifest:full-path="Pictures/1000020100000280000001E0A90B8378BC9911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969cm" svg:height="8.159cm" svg:x="3.63cm" svg:y="1.809cm">
          <draw:image xlink:href="Pictures/1000020100000280000001E0E3D44BA33D7DC5D0.png" xlink:type="simple" xlink:show="embed" xlink:actuate="onLoad">
            <text:p/>
          </draw:image>
        </draw:frame>
        <draw:frame draw:style-name="gr1" draw:text-style-name="P1" draw:layer="layout" svg:width="10.969cm" svg:height="8.159cm" svg:x="14.831cm" svg:y="1.809cm">
          <draw:image xlink:href="Pictures/1000020100000280000001E0A90B8378BC9911AD.png" xlink:type="simple" xlink:show="embed" xlink:actuate="onLoad">
            <text:p/>
          </draw:image>
        </draw:frame>
        <draw:frame draw:style-name="gr1" draw:text-style-name="P1" draw:layer="layout" svg:width="10.969cm" svg:height="8.159cm" svg:x="3.6cm" svg:y="10.241cm">
          <draw:image xlink:href="Pictures/1000020100000280000001E083EB84F722ED8EC6.png" xlink:type="simple" xlink:show="embed" xlink:actuate="onLoad">
            <text:p/>
          </draw:image>
        </draw:frame>
        <draw:frame draw:style-name="gr1" draw:text-style-name="P1" draw:layer="layout" svg:width="10.969cm" svg:height="8.159cm" svg:x="14.831cm" svg:y="10.241cm">
          <draw:image xlink:href="Pictures/1000020100000280000001E0A5A4CAD47AE663BD.png" xlink:type="simple" xlink:show="embed" xlink:actuate="onLoad">
            <text:p/>
          </draw:image>
        </draw:frame>
        <draw:frame draw:style-name="gr2" draw:text-style-name="P2" draw:layer="layout" svg:width="5.6cm" svg:height="1.1cm" svg:x="1.3cm" svg:y="18.9cm">
          <draw:text-box>
            <text:p>(1) <text:s/>Redimensió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2:12:06.095494735</meta:creation-date>
    <dc:date>2020-05-12T22:16:52.275565998</dc:date>
    <meta:editing-duration>PT4M48S</meta:editing-duration>
    <meta:editing-cycles>1</meta:editing-cycles>
    <meta:document-statistic meta:object-count="5"/>
    <meta:generator>LibreOffice/6.0.7.3$Linux_X86_64 LibreOffice_project/00m0$Build-3</meta:generator>
  </office:meta>
</office:document-meta>
</file>